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color="#ff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<text:soft-page-break/>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ext:soft-page-break/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<text:soft-page-break/>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oft-page-break/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><text:soft-page-break/></text:p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><text:soft-page-break/></text:p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4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s.n,Decs.dir) ||</text:span></text:span></text:p>
      <text:p text:style-name="Standard"><text:span text:style-name="Fuente_20_de_20_párrafo_20_predeter."><text:span text:style-name="T4"><text:s text:c="8"/>ir-a(Decs.etq) <text:s text:c="9"/>||</text:span></text:span></text:p>
      <text:p text:style-name="Standard"><text:span text:style-name="Fuente_20_de_20_párrafo_20_predeter."><text:span text:style-name="T4"><text:s text:c="8"/>Dec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añadeID(Declaraciones1.ts,Declaracion.id,Declaracion.props ⊗ 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es → Declaracion</text:span></text:span></text:p>
      <text:p text:style-name="Standard"><text:span text:style-name="Fuente_20_de_20_párrafo_20_predeter."><text:span text:style-name="T4"><text:s text:c="4"/>Declaraciones.ts <text:s text:c="7"/>= 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laracion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laracionVariable</text:span></text:span></text:p>
      <text:p text:style-name="Standard"><text:span text:style-name="Fuente_20_de_20_párrafo_20_predeter."><text:span text:style-name="T4"><text:s text:c="4"/>DeclaracionVariable.propsop =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oft-page-break/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op <text:s text:c="12"/>= DeclaracionProcedimiento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op 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⊗{nivel:DecsProp.nh+1}⊗DeclaracionProcedimiento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oft-page-break/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Bloque → Decs &amp;&amp; Ins</text:span></text:span></text:p>
      <text:p text:style-name="Standard"><text:span text:style-name="Fuente_20_de_20_párrafo_20_predeter."><text:span text:style-name="T4"><text:s text:c="4"/>Decs.dirh <text:s text:c="6"/>= Bloque.dirh</text:span></text:span></text:p>
      <text:p text:style-name="Standard"><text:span text:style-name="Fuente_20_de_20_párrafo_20_predeter."><text:span text:style-name="T4"><text:s text:c="4"/>Decs.nh <text:s text:c="8"/>= Bloque.nh</text:span></text:span></text:p>
      <text:p text:style-name="Standard"><text:span text:style-name="Fuente_20_de_20_párrafo_20_predeter."><text:span text:style-name="T4"><text:s text:c="4"/>Bloque.n <text:s text:c="7"/>= Decs.n</text:span></text:span></text:p>
      <text:p text:style-name="Standard"><text:span text:style-name="Fuente_20_de_20_párrafo_20_predeter."><text:span text:style-name="T4"><text:s text:c="4"/>Decs.etqh <text:s text:c="6"/>= Bloque.etqh</text:span></text:span></text:p>
      <text:p text:style-name="Standard"><text:span text:style-name="Fuente_20_de_20_párrafo_20_predeter."><text:span text:style-name="T4"><text:s text:c="4"/>Bloque.inicio <text:s text:c="2"/>= Decs.etq</text:span></text:span></text:p>
      <text:p text:style-name="Standard"><text:span text:style-name="Fuente_20_de_20_párrafo_20_predeter."><text:span text:style-name="T4"><text:s text:c="4"/>Ins.etqh <text:s text:c="7"/>= Decs.etq + longPrologo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s.cod <text:s text:c="19"/>||</text:span></text:span></text:p>
      <text:p text:style-name="Standard"><text:span text:style-name="Fuente_20_de_20_párrafo_20_predeter."><text:span text:style-name="T4"><text:s text:c="12"/>prologo(Bloque.nh,Decs.dir) ||</text:span></text:span></text:p>
      <text:p text:style-name="Standard"><text:span text:style-name="Fuente_20_de_20_párrafo_20_predeter."><text:span text:style-name="T4"><text:s text:c="12"/>In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Bloque → In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Lectura</text:span></text:span></text:p>
      <text:p text:style-name="Standard"><text:soft-page-break/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ir-f(Instruccion.etq + 1) || Instruccion.cod || ir-a(PElse.etq) || 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oft-page-break/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Expresion.cod || apila Mem1.tipo.tbase.tam || multiplica || 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oft-page-break/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oft-page-break/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oft-page-break/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oft-page-break/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Gonzalo Jaureguizar</dc:creator>
    <meta:creation-date>2010-01-07T15:35:00Z</meta:creation-date>
    <dc:date>2010-05-11T22:18:38</dc:date>
    <meta:editing-cycles>85</meta:editing-cycles>
    <meta:editing-duration>PT27H15M22S</meta:editing-duration>
    <meta:document-statistic meta:table-count="1" meta:image-count="0" meta:object-count="3" meta:page-count="17" meta:paragraph-count="869" meta:word-count="3766" meta:character-count="3117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